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-color="#ffffff" draw:textarea-horizontal-align="justify" draw:textarea-vertical-align="middle" draw:auto-grow-height="false" fo:min-height="14.947cm" fo:min-width="14.551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4cm" svg:stroke-color="#ffffff" draw:marker-start-width="0.8cm" draw:marker-end-width="0.8cm" draw:fill-color="#b2b2b2" draw:textarea-horizontal-align="justify" draw:textarea-vertical-align="middle" draw:auto-grow-height="false" fo:min-height="6.074cm" fo:min-width="4.577cm" fo:padding-top="0.325cm" fo:padding-bottom="0.325cm" fo:padding-left="0.45cm" fo:padding-right="0.45cm"/>
    </style:style>
    <style:style style:name="gr3" style:family="graphic" style:parent-style-name="standard">
      <style:graphic-properties draw:stroke="none" svg:stroke-color="#000000" draw:fill="none" draw:fill-color="#ffffff" fo:min-height="3.38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578cm" fo:min-width="4.832cm"/>
    </style:style>
    <style:style style:name="gr5" style:family="graphic" style:parent-style-name="standard">
      <style:graphic-properties draw:stroke="none" svg:stroke-width="0.05cm" svg:stroke-color="#ffffff" draw:marker-start-width="0.275cm" draw:marker-end-width="0.275cm" draw:textarea-vertical-align="middle" draw:auto-grow-height="false" fo:min-height="0.511cm" fo:min-width="0cm" fo:padding-top="0.15cm" fo:padding-bottom="0.15cm" fo:padding-left="0.275cm" fo:padding-right="0.275cm" fo:wrap-option="wrap"/>
    </style:style>
    <style:style style:name="gr6" style:family="graphic" style:parent-style-name="standard">
      <style:graphic-properties draw:marker-start="Circle" draw:marker-end="Circle" draw:fill-color="#3465a4" draw:textarea-horizontal-align="center" draw:textarea-vertical-align="middle" draw:auto-grow-height="false" fo:min-height="5.941cm" fo:min-width="5.4cm" draw:shadow="hidden"/>
    </style:style>
    <style:style style:name="gr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02cm" fo:min-width="0cm"/>
    </style:style>
    <style:style style:name="gr8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ffffff" draw:fill-color="#cccccc" draw:textarea-horizontal-align="justify" draw:textarea-vertical-align="middle" draw:auto-grow-height="false" fo:min-height="0.002cm" fo:min-width="0.296cm"/>
    </style:style>
    <style:style style:name="gr10" style:family="graphic" style:parent-style-name="standard">
      <style:graphic-properties draw:stroke="none" svg:stroke-color="#ffffff" draw:fill-color="#cccc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ffffff" draw:fill-color="#cccccc" draw:textarea-horizontal-align="justify" draw:textarea-vertical-align="middle" draw:auto-grow-height="false" fo:min-height="0cm" fo:min-width="0.131cm"/>
    </style:style>
    <style:style style:name="gr12" style:family="graphic" style:parent-style-name="standard">
      <style:graphic-properties draw:stroke="none" svg:stroke-color="#ffffff" draw:fill-color="#cccccc" draw:textarea-horizontal-align="justify" draw:textarea-vertical-align="middle" draw:auto-grow-height="false" fo:min-height="0.26cm" fo:min-width="0.087cm"/>
    </style:style>
    <style:style style:name="gr13" style:family="graphic" style:parent-style-name="objectwithoutfill">
      <style:graphic-properties svg:stroke-width="0.05cm" svg:stroke-color="#ffffff" draw:marker-start-width="0.26cm" draw:marker-end-width="0.26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style:font-name="Verdana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color="#3465a4" style:font-name="Verdan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789cm" svg:height="16.935cm" svg:x="2.117cm" svg:y="4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745cm" svg:height="9.508cm" svg:x="6.773cm" svg:y="7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4.238cm" svg:height="3.63cm" svg:x="4.207cm" svg:y="18.044cm">
          <draw:text-box>
            <text:p><text:span text:style-name="T1">Quetzal-EGGS</text:span></text:p>
          </draw:text-box>
        </draw:frame>
        <draw:custom-shape draw:style-name="gr4" draw:text-style-name="P4" draw:layer="layout" svg:width="7.54cm" svg:height="6.826cm" svg:x="6.721cm" svg:y="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33cm" svg:height="1.346cm" draw:transform="rotate (-2.40436557754739) translate (10.882cm 5.41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ath draw:style-name="gr6" draw:text-style-name="P6" draw:layer="layout" svg:width="3.893cm" svg:height="5.882cm" svg:x="8.485cm" svg:y="5.568cm" svg:viewBox="0 0 3894 5883" svg:d="M1436 3904c568-502 1157-1822 662-2382-110-125-2592 1059-2010 662 979-865 476-1614 926-1984 109 125 918-631 2222 185 963 1090 858 2844-246 3821-536 473-627 677 246 1312 163 129-450 450-1429 344-2241-183-1444-1010-371-1958z">
          <text:p/>
        </draw:path>
        <draw:custom-shape draw:style-name="gr7" draw:text-style-name="P4" draw:layer="layout" svg:width="0.567cm" svg:height="0.756cm" draw:transform="rotate (0.462686784703697) translate (7.364cm 10.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0.679cm" svg:height="0.541cm" draw:transform="rotate (0.700924227600923) translate (8.712cm 11.5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0.555cm" svg:height="0.448cm" draw:transform="rotate (0.863414380961595) translate (9.3cm 11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0.555cm" svg:height="0.448cm" draw:transform="rotate (1.61128796544117) translate (12.608cm 11.2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1.59cm" svg:height="0.754cm" draw:transform="rotate (0.232652389290844) translate (7.585cm 16.56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531.82844243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0.815cm" svg:height="0.401cm" draw:transform="rotate (0.462686784703697) translate (7.153cm 16.05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0.835cm" svg:height="0.91cm" draw:transform="skewX (0.0788888821901437) rotate (1.25279733708153) translate (13.104cm 16.8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7" draw:layer="layout" svg:width="1.173cm" svg:height="1.529cm" draw:transform="skewX (0.0788888821901437) rotate (1.50988433590029) translate (10.905cm 17.536cm)">
          <text:p/>
          <draw:enhanced-geometry svg:viewBox="0 0 21600 21600" draw:glue-points="?f0 0 ?f1 10800 0 21600 10800 21600 21600 21600 ?f7 10800" draw:text-areas="?f1 10800 ?f2 18000 ?f3 7200 ?f4 21600" draw:type="isosceles-triangle" draw:modifiers="9180.919931856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0.815cm" svg:height="0.401cm" draw:transform="rotate (0.462686784703697) translate (12.61cm 17.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3" draw:text-style-name="P8" draw:layer="layout" svg:width="1.585cm" svg:height="0.284cm" draw:transform="rotate (-0.848230016469244) translate (13.0210000127587cm 11.1439999887517cm)" svg:viewBox="0 0 1586 285" svg:d="M0 0c1263 0 1586 285 1586 285">
          <text:p/>
        </draw:path>
        <draw:path draw:style-name="gr13" draw:text-style-name="P8" draw:layer="layout" svg:width="1.585cm" svg:height="0.284cm" draw:transform="rotate (0.848055483544045) translate (8.03608490499858cm 13.0813421107646cm)" svg:viewBox="0 0 1586 285" svg:d="M1586 0c-1263 0-1586 285-1586 285">
          <text:p/>
        </draw:path>
        <draw:path draw:style-name="gr13" draw:text-style-name="P8" draw:layer="layout" svg:width="0.967cm" svg:height="0.056cm" draw:transform="rotate (-1.05644779623217) translate (8.607cm 12.484cm)" svg:viewBox="0 0 968 57" svg:d="M0 0c1033 0 967 57 967 57">
          <text:p/>
        </draw:path>
        <draw:path draw:style-name="gr13" draw:text-style-name="P8" draw:layer="layout" svg:width="1.668cm" svg:height="0.092cm" draw:transform="skewX (-0.162315620435473) rotate (-2.0943951023932) translate (13.4106043570315cm 11.5694807965283cm)" svg:viewBox="0 0 1669 93" svg:d="M0 93c1869 1 1663-93 1663-93">
          <text:p/>
        </draw:path>
        <draw:path draw:style-name="gr13" draw:text-style-name="P8" draw:layer="layout" svg:width="0.808cm" svg:height="0.145cm" draw:transform="skewX (0.158475896081085) rotate (-0.768817535503503) translate (12.9870005570559cm 12.1629995822065cm)" svg:viewBox="0 0 809 146" svg:d="M0 0c644 0 809 146 809 146">
          <text:p/>
        </draw:path>
        <draw:path draw:style-name="gr13" draw:text-style-name="P8" draw:layer="layout" svg:width="0.736cm" svg:height="0.12cm" draw:transform="skewX (0.327947366449734) rotate (1.00967297227872) translate (7.33374226226351cm 11.6581018868515cm)" svg:viewBox="0 0 737 121" svg:d="M737 0c-586 0-737 121-737 121">
          <text:p/>
        </draw:path>
        <draw:path draw:style-name="gr13" draw:text-style-name="P8" draw:layer="layout" svg:width="1.569cm" svg:height="0.091cm" draw:transform="skewX (-0.046774823953448) rotate (-1.0789625435829) translate (9.642cm 11.859cm)" svg:viewBox="0 0 1570 92" svg:d="M0 0c1675 2 1569 92 1569 92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8:57:54.226621194</meta:creation-date>
    <dc:date>2021-04-28T13:46:17.078733565</dc:date>
    <meta:editing-duration>PT56M15S</meta:editing-duration>
    <meta:editing-cycles>11</meta:editing-cycles>
    <meta:generator>LibreOffice/6.4.6.2$Linux_X86_64 LibreOffice_project/40$Build-2</meta:generator>
    <meta:document-statistic meta:object-count="22"/>
  </office:meta>
</office:document-meta>
</file>